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udent@student-ThinkPad-X240:~$ python3</text:p>
      <text:p text:style-name="Standard">Python 3.8.5 (default, Jan 27 2021, 15:41:15) </text:p>
      <text:p text:style-name="Standard">[GCC 9.3.0] on linux</text:p>
      <text:p text:style-name="Standard">Type "help", "copyright", "credits" or "license" for more information.</text:p>
      <text:p text:style-name="Standard">&gt;&gt;&gt; firstName="Florence"</text:p>
      <text:p text:style-name="Standard">&gt;&gt;&gt; lastName="Arinda"</text:p>
      <text:p text:style-name="Standard">&gt;&gt;&gt; fullName=firstName + " " + lastName</text:p>
      <text:p text:style-name="Standard">&gt;&gt;&gt; fullName</text:p>
      <text:p text:style-name="Standard">'Florence Arinda'</text:p>
      <text:p text:style-name="Standard">&gt;&gt;&gt; country="kenya"</text:p>
      <text:p text:style-name="Standard">&gt;&gt;&gt; country.upper()</text:p>
      <text:p text:style-name="Standard">'KENYA'</text:p>
      <text:p text:style-name="Standard">&gt;&gt;&gt; fees=12000</text:p>
      <text:p text:style-name="Standard">&gt;&gt;&gt; payment=10000</text:p>
      <text:p text:style-name="Standard">&gt;&gt;&gt; school="Akirachix"</text:p>
      <text:p text:style-name="Standard">&gt;&gt;&gt; school.upper()</text:p>
      <text:p text:style-name="Standard">'AKIRACHIX'</text:p>
      <text:p text:style-name="Standard">&gt;&gt;&gt; yearOfBirth=2021-1999</text:p>
      <text:p text:style-name="Standard">&gt;&gt;&gt; yearOfBirth</text:p>
      <text:p text:style-name="Standard">22</text:p>
      <text:p text:style-name="Standard">&gt;&gt;&gt; print(f"Hello {fullName}, welcome to {school} from {country}.\nYour fees balance is {fees-payment} and you are {yearOfBirth} years old.")</text:p>
      <text:p text:style-name="Standard">Hello Florence Arinda, welcome to Akirachix from kenya.</text:p>
      <text:p text:style-name="Standard">Your fees balance is 2000 and you are 22 years ol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2:08:27.557567715</meta:creation-date>
    <dc:date>2021-03-19T12:09:01.842055215</dc:date>
    <meta:editing-duration>PT1M6S</meta:editing-duration>
    <meta:editing-cycles>1</meta:editing-cycles>
    <meta:document-statistic meta:table-count="0" meta:image-count="0" meta:object-count="0" meta:page-count="1" meta:paragraph-count="23" meta:word-count="93" meta:character-count="705" meta:non-whitespace-character-count="634"/>
    <meta:generator>LibreOffice/6.4.6.2$Linux_X86_64 LibreOffice_project/40$Build-2</meta:generator>
  </office:meta>
</office:document-meta>
</file>